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1" style:family="text">
      <style:text-properties fo:color="#000000" style:font-name="TimesNewRomanPSMT" fo:font-size="10.5pt" fo:font-weight="bold" style:font-name-asian="TimesNewRomanPSMT" style:font-size-asian="10.5pt" style:font-weight-asian="bold" style:font-name-complex="TimesNewRomanPSMT" style:font-size-complex="10.5pt" style:font-weight-complex="bold"/>
    </style:style>
    <style:style style:name="T2" style:family="text"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Interação</text:p>
      <text:p text:style-name="Standard"/>
      <text:p text:style-name="P1"><text:span text:style-name="T1">Data: </text:span><text:span text:style-name="T2">02/11/2012 </text:span></text:p>
      <text:p text:style-name="P1"><text:span text:style-name="T1">Fase</text:span><text:span text:style-name="T2">: Concepção </text:span></text:p>
      <text:p text:style-name="P1"><text:span text:style-name="T1">Iteração</text:span><text:span text:style-name="T2">: Segunda <text:s/></text:span></text:p>
      <text:p text:style-name="P1"><text:span text:style-name="T1">Colaborador</text:span><text:span text:style-name="T2">: Klevlon Borges de Moraes</text:span></text:p>
      <text:p text:style-name="P1"><text:span text:style-name="T1">Cargo Atual</text:span><text:span text:style-name="T2">: Gestor de Integração</text:span></text:p>
      <text:p text:style-name="P3"/>
      <text:p text:style-name="P3">Atividades Realizadas:</text:p>
      <text:list xml:id="list4441010893524723181" text:style-name="L1">
        <text:list-item>
          <text:p text:style-name="P4">Atividade 1</text:p>
          <text:list>
            <text:list-item>
              <text:p text:style-name="P4">Descrição:</text:p>
              <text:list>
                <text:list-item>
                  <text:p text:style-name="P4">Criar plano de integração.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8 horas individuais.</text:p>
                </text:list-item>
              </text:list>
            </text:list-item>
            <text:list-item>
              <text:p text:style-name="P4">Produtos</text:p>
              <text:list>
                <text:list-item>
                  <text:p text:style-name="P4">SGB_GINT_PlanoDeGerênciaDeIntegração.odt</text:p>
                </text:list-item>
              </text:list>
            </text:list-item>
          </text:list>
        </text:list-item>
        <text:list-item>
          <text:p text:style-name="P4">Atividade 2</text:p>
          <text:list>
            <text:list-item>
              <text:p text:style-name="P4">Descrição</text:p>
              <text:list>
                <text:list-item>
                  <text:p text:style-name="P4">Relatório de problemas e ações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2 horas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GINT_PlanoDeGerênciaDeIntegração.odt</text:p>
                </text:list-item>
              </text:list>
            </text:list-item>
          </text:list>
        </text:list-item>
      </text:list>
      <text:p text:style-name="P3"/>
      <text:p text:style-name="P3">Total de horas na Iteração: 10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52:25</meta:creation-date>
    <dc:date>2012-11-02T18:27:35</dc:date>
    <meta:editing-duration>PT10M15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22" meta:word-count="72" meta:character-count="525"/>
  </office:meta>
</office:document-meta>
</file>